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31e" officeooo:paragraph-rsid="001bd31e"/>
    </style:style>
    <style:style style:name="P2" style:family="paragraph" style:parent-style-name="Standard">
      <style:text-properties officeooo:rsid="001d543f" officeooo:paragraph-rsid="001d543f"/>
    </style:style>
    <style:style style:name="P3" style:family="paragraph" style:parent-style-name="Standard">
      <style:text-properties officeooo:rsid="001f48ab" officeooo:paragraph-rsid="001f48ab"/>
    </style:style>
    <style:style style:name="P4" style:family="paragraph" style:parent-style-name="Standard">
      <style:text-properties officeooo:rsid="002084b5" officeooo:paragraph-rsid="002084b5"/>
    </style:style>
    <style:style style:name="P5" style:family="paragraph" style:parent-style-name="Standard">
      <style:text-properties officeooo:rsid="0022b5f7" officeooo:paragraph-rsid="0022b5f7"/>
    </style:style>
    <style:style style:name="P6" style:family="paragraph" style:parent-style-name="Standard">
      <style:text-properties officeooo:rsid="00239dd3" officeooo:paragraph-rsid="00239dd3"/>
    </style:style>
    <style:style style:name="P7" style:family="paragraph" style:parent-style-name="Standard">
      <style:text-properties officeooo:rsid="002483cb" officeooo:paragraph-rsid="002483cb"/>
    </style:style>
    <style:style style:name="P8" style:family="paragraph" style:parent-style-name="Standard">
      <style:text-properties officeooo:rsid="00259721" officeooo:paragraph-rsid="00259721"/>
    </style:style>
    <style:style style:name="T1" style:family="text">
      <style:text-properties officeooo:rsid="001f48ab"/>
    </style:style>
    <style:style style:name="T2" style:family="text">
      <style:text-properties officeooo:rsid="002070b3"/>
    </style:style>
    <style:style style:name="T3" style:family="text">
      <style:text-properties officeooo:rsid="00223e14"/>
    </style:style>
    <style:style style:name="T4" style:family="text">
      <style:text-properties officeooo:rsid="00233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control – GIT</text:p>
      <text:p text:style-name="P1"/>
      <text:p text:style-name="P1">Version control – to keep track of edits, keep a record of previous versions of code/document etc</text:p>
      <text:p text:style-name="P1">Store on Github, a particular version control systems (public and private repositories)</text:p>
      <text:p text:style-name="P1"/>
      <text:p text:style-name="P2">A git is a collection of commits – forming sequence/branches</text:p>
      <text:p text:style-name="P2">each commit has a hash <text:span text:style-name="T4">(unique ID for the commit)</text:span>, author, date and message and then the files you want to save</text:p>
      <text:p text:style-name="P2">branch pointers point to a commit. Main branch is master/HEAD</text:p>
      <text:p text:style-name="P2">working directory is the current set of files, in user’s local directory</text:p>
      <text:p text:style-name="P2">staging area is where new edits are added in preparation for creating new commit</text:p>
      <text:p text:style-name="P2"/>
      <text:p text:style-name="P2">Commands:</text:p>
      <text:p text:style-name="P2">- create a repository – <text:span text:style-name="T1">choose public/private</text:span></text:p>
      <text:p text:style-name="P3">- then clone it to your hard drive: in command line “git clone (url of directory)”</text:p>
      <text:p text:style-name="P3">- “git add(filename)” adds file to staging area <text:span text:style-name="T2">(on local drive)</text:span></text:p>
      <text:p text:style-name="P3">- “git commit -m”commitname”” creates new commit with things in staging area (or “git commit”) <text:span text:style-name="T2">(on local drive)</text:span></text:p>
      <text:p text:style-name="P3">- “<text:span text:style-name="T2">git push” saves changes to the online repository</text:span></text:p>
      <text:p text:style-name="P3">- <text:span text:style-name="T2">similarly can edit, save, make commits directly on remote repository. Then “git pull” brings edits down to local machine</text:span></text:p>
      <text:p text:style-name="P3"/>
      <text:p text:style-name="P3">“git status” gives info <text:span text:style-name="T3">about repository</text:span></text:p>
      <text:p text:style-name="P3">“git log” gives log of commits made etc</text:p>
      <text:p text:style-name="P4">go back to a previous version with “git checkout (name of wanted commit)”</text:p>
      <text:p text:style-name="P2"/>
      <text:p text:style-name="P3">on github all are initially public – with an ox email get an educational account, lets it be private</text:p>
      <text:p text:style-name="P3"/>
      <text:p text:style-name="P3">maths has a gitlab repository (slightly different to github) <text:a xlink:type="simple" xlink:href="https://git.maths.ox.ac.uk/" text:style-name="Internet_20_link" text:visited-style-name="Visited_20_Internet_20_Link">https://git.maths.ox.ac.uk/</text:a> (maths login)</text:p>
      <text:p text:style-name="P3"/>
      <text:p text:style-name="P5">to create a new branch:</text:p>
      <text:p text:style-name="P5">- “get checkout -b &lt;branchname&gt;” this adds a new branch pointer on commit you’re already on, and swaps you onto it (HEAD is on branch pointer)</text:p>
      <text:p text:style-name="P5">- to get back onto master (where you deviated) “git checkout master” then any new commits are on the master branch, and while you’re on it it’s HEAD.</text:p>
      <text:p text:style-name="P5"/>
      <text:p text:style-name="P5">Merge branches:</text:p>
      <text:p text:style-name="P5">- “git checkout master”</text:p>
      <text:p text:style-name="P5">- “git merge (branch name)” (you can only do it if there’s no conflict between branch and master files)</text:p>
      <text:p text:style-name="P5">- <text:span text:style-name="T4">to fix conflicts there will be sections with the conflict in the file when you open it. Resolve it manually, then you can save it, add and commit</text:span></text:p>
      <text:p text:style-name="P5"/>
      <text:p text:style-name="P6">the help command is “(command) -h”. also google is helpful</text:p>
      <text:p text:style-name="P6"/>
      <text:p text:style-name="P7">My Github account; </text:p>
      <text:p text:style-name="P7">- username ellenluckins</text:p>
      <text:p text:style-name="P7">- password (same as nexus)</text:p>
      <text:p text:style-name="P7"/>
      <text:p text:style-name="P8">exercise at https://github.com/martinjrobins/exercis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4:07:23.040934904</meta:creation-date>
    <dc:date>2017-10-05T15:20:02.381781720</dc:date>
    <meta:editing-duration>PT49M3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373" meta:character-count="2208" meta:non-whitespace-character-count="1861"/>
  </office:meta>
</office:document-meta>
</file>